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Arial4" svg:font-family="Arial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solid" svg:stroke-width="0.035cm" svg:stroke-color="#6b6162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20%" fo:text-align="start" style:writing-mode="lr-tb"/>
    </style:style>
    <style:style style:name="P14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 style:font-size-asian="24pt" style:font-size-complex="24pt"/>
    </style:style>
    <style:style style:name="P15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17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9" style:family="paragraph">
      <loext:graphic-properties draw:fill="none"/>
      <style:paragraph-properties fo:text-align="start" style:font-independent-line-spacing="true"/>
      <style:text-properties style:font-name="Times New Roman1" fo:font-size="26pt"/>
    </style:style>
    <style:style style:name="P20" style:family="paragraph">
      <style:paragraph-properties fo:margin-top="0cm" fo:margin-bottom="0cm" fo:line-height="100%" fo:text-align="center" style:writing-mode="rl-tb"/>
    </style:style>
    <style:style style:name="P21" style:family="paragraph">
      <loext:graphic-properties draw:fill="solid" draw:fill-color="#918485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6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99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99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ce181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99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99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7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3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3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3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800000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3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7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9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1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44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7" style:family="text">
      <style:text-properties fo:font-variant="normal" fo:text-transform="none" fo:color="#0000ff" style:text-line-through-style="none" style:text-line-through-type="none" style:text-position="0% 100%" style:font-name="Consola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474cm" text:min-label-width="1.013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73cm" text:min-label-width="0.75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9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: const </text:span><text:span text:style-name="T1">methods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</text:span><text:span text:style-name="T2">Pele</text:span></text:p>
              </text:list-item>
              <text:list-item>
                <text:p text:style-name="P3"><text:span text:style-name="T2">Version 2: Dr. Miri </text:span><text:span text:style-name="T2">Ben-Nissan</text:span></text:p>
              </text:list-item>
              <text:list-item>
                <text:p text:style-name="P3"><text:span text:style-name="T2">Version 3: Dr. Erel </text:span><text:span text:style-name="T2">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minder: </text:span><text:span text:style-name="T3">const </text:span><text:span text:style-name="T3">variables (</text:span><text:span text:style-name="T4">in C </text:span><text:span text:style-name="T4">and C++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// const pointer to un-const variable </text:span></text:p>
            <text:p text:style-name="P9"><text:span text:style-name="T7">int</text:span><text:span text:style-name="T8"> * </text:span><text:span text:style-name="T7">const</text:span><text:span text:style-name="T8"> p1 = &amp;i;</text:span></text:p>
            <text:list text:style-name="L4">
              <text:list-item>
                <text:p text:style-name="P9"><text:span text:style-name="T9">p1++; </text:span><text:span text:style-name="T10">// </text:span><text:span text:style-name="T11">compile error </text:span></text:p>
              </text:list-item>
              <text:list-item>
                <text:p text:style-name="P9"><text:span text:style-name="T8">(*p1)++; </text:span><text:span text:style-name="T11">// ok </text:span></text:p>
              </text:list-item>
            </text:list>
            <text:p text:style-name="P9"><text:span text:style-name="T6">// un-const pointer to const variable </text:span></text:p>
            <text:p text:style-name="P9"><text:span text:style-name="T7">const</text:span><text:span text:style-name="T8"> </text:span><text:span text:style-name="T7">int</text:span><text:span text:style-name="T8"> * p2 = &amp;b;</text:span></text:p>
            <text:list text:style-name="L5">
              <text:list-item>
                <text:p text:style-name="P9"><text:span text:style-name="T8">p2++; </text:span><text:span text:style-name="T11">// ok</text:span></text:p>
              </text:list-item>
              <text:list-item>
                <text:p text:style-name="P9"><text:span text:style-name="T8">(*p2)++; </text:span><text:span text:style-name="T11">// compile error </text:span></text:p>
              </text:list-item>
            </text:list>
            <text:p text:style-name="P9"><text:span text:style-name="T6">// const pointer to a const variable </text:span></text:p>
            <text:p text:style-name="P9"><text:span text:style-name="T7">const</text:span><text:span text:style-name="T8"> </text:span><text:span text:style-name="T7">int</text:span><text:span text:style-name="T8"> * </text:span><text:span text:style-name="T7">const</text:span><text:span text:style-name="T8"> p3 = &amp;b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onst </text:span><text:span text:style-name="T4">method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12">class</text:span><text:span text:style-name="T13"> A </text:span><text:span text:style-name="T13"><text:line-break/></text:span><text:span text:style-name="T13">{ int a;</text:span><text:span text:style-name="T13"><text:line-break/></text:span><text:span text:style-name="T12">public</text:span><text:span text:style-name="T13">: </text:span><text:span text:style-name="T13"><text:line-break/></text:span><text:span text:style-name="T13">   </text:span><text:span text:style-name="T12">void</text:span><text:span text:style-name="T13"> </text:span><text:span text:style-name="T14">print() </text:span><text:span text:style-name="T15">const</text:span><text:span text:style-name="T14">; </text:span><text:span text:style-name="T14"><text:line-break/></text:span><text:span text:style-name="T14">   </text:span><text:span text:style-name="T15">void</text:span><text:span text:style-name="T14"> set(); </text:span><text:span text:style-name="T14"><text:line-break/></text:span><text:span text:style-name="T14">}; </text:span><text:span text:style-name="T14"><text:line-break/></text:span><text:span text:style-name="T15">void</text:span><text:span text:style-name="T14"> A::print() </text:span><text:span text:style-name="T15">const</text:span><text:span text:style-name="T14"> {</text:span></text:p>
            <text:p text:style-name="P11"><text:span text:style-name="T16"><text:s/></text:span><text:span text:style-name="T16">// </text:span><text:span text:style-name="T14">print</text:span><text:span text:style-name="T17">(const A* const this)</text:span></text:p>
            <text:p text:style-name="P11"><text:span text:style-name="T14"><text:s/></text:span><text:span text:style-name="T18">a=5; </text:span><text:span text:style-name="T17">// = this→a = 5 = error</text:span></text:p>
            <text:p text:style-name="P11"><text:span text:style-name="T14"><text:s/></text:span><text:span text:style-name="T14">cout &lt;&lt; a; </text:span><text:span text:style-name="T17">// OK</text:span><text:span text:style-name="T14"><text:line-break/></text:span><text:span text:style-name="T14">} </text:span><text:span text:style-name="T14"><text:line-break/></text:span><text:span text:style-name="T15">void</text:span><text:span text:style-name="T14"> A::set() { </text:span></text:p>
            <text:p text:style-name="P11"><text:span text:style-name="T17"><text:s/></text:span><text:span text:style-name="T17">// set(A* const this)</text:span></text:p>
            <text:p text:style-name="P11"><text:span text:style-name="T19"><text:s/></text:span><text:span text:style-name="T19">this-&gt;a=5; <text:s/></text:span><text:span text:style-name="T17">// OK</text:span><text:span text:style-name="T14"><text:line-break/></text:span><text:span text:style-name="T14">} </text:span></text:p>
          </draw:text-box>
        </draw:frame>
        <draw:line draw:name="Line 4" draw:style-name="gr2" draw:text-style-name="P12" draw:layer="layout" svg:x1="11.804cm" svg:y1="3.598cm" svg:x2="11.893cm" svg:y2="17.846cm">
          <text:p/>
        </draw:line>
        <draw:custom-shape draw:name="Text Box 5" draw:style-name="gr3" draw:text-style-name="P14" draw:layer="layout" svg:width="13.547cm" svg:height="11.732cm" svg:x="11.853cm" svg:y="3.598cm">
          <text:p text:style-name="P13"><text:span text:style-name="T20">int</text:span><text:span text:style-name="T21"> main() { </text:span><text:span text:style-name="T21"><text:line-break/></text:span><text:span text:style-name="T21"> A a; </text:span><text:span text:style-name="T21"><text:line-break/></text:span><text:span text:style-name="T21"> </text:span><text:span text:style-name="T20">const</text:span><text:span text:style-name="T21"> A ca; </text:span><text:span text:style-name="T21"><text:line-break/></text:span><text:span text:style-name="T21"> a.print();</text:span><text:span text:style-name="T22"> //=</text:span><text:span text:style-name="T21">print</text:span><text:span text:style-name="T22">(&amp;a)</text:span><text:span text:style-name="T21"><text:line-break/></text:span><text:span text:style-name="T21"> a.set();</text:span><text:span text:style-name="T22"> //=</text:span><text:span text:style-name="T21">set</text:span><text:span text:style-name="T22">(&amp;a)</text:span><text:span text:style-name="T21"><text:line-break/></text:span><text:span text:style-name="T21"> ca.print();</text:span><text:span text:style-name="T22">//=</text:span><text:span text:style-name="T21">print</text:span><text:span text:style-name="T22">(&amp;ca)</text:span><text:span text:style-name="T21"><text:line-break/></text:span><text:span text:style-name="T21"> </text:span><text:span text:style-name="T23">ca.</text:span><text:span text:style-name="T21">set</text:span><text:span text:style-name="T23">();</text:span><text:span text:style-name="T22">//=</text:span><text:span text:style-name="T21">set</text:span><text:span text:style-name="T24">(&amp;ca) – compilation error!</text:span><text:span text:style-name="T25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onst method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7">class</text:span><text:span text:style-name="T28"> A </text:span><text:span text:style-name="T28"><text:line-break/></text:span><text:span text:style-name="T28">{ BigInt xx;</text:span><text:span text:style-name="T28"><text:line-break/></text:span><text:span text:style-name="T27">public</text:span><text:span text:style-name="T28">: </text:span><text:span text:style-name="T28"><text:line-break/></text:span><text:span text:style-name="T28">   </text:span><text:span text:style-name="T27">void</text:span><text:span text:style-name="T28"> foo() </text:span><text:span text:style-name="T27">const</text:span><text:span text:style-name="T28">; </text:span><text:span text:style-name="T28"><text:line-break/></text:span><text:span text:style-name="T28">   </text:span><text:span text:style-name="T27">void</text:span><text:span text:style-name="T28"> foo(); </text:span><text:span text:style-name="T28"><text:line-break/></text:span><text:span text:style-name="T28">}; </text:span><text:span text:style-name="T28"><text:line-break/></text:span><text:span text:style-name="T29">const </text:span><text:span text:style-name="T30">BigInt</text:span><text:span text:style-name="T31">&amp;</text:span><text:span text:style-name="T30"> A::foo() </text:span></text:p>
            <text:p text:style-name="P9"><text:span text:style-name="T31">const</text:span><text:span text:style-name="T30"> </text:span><text:span text:style-name="T32">{ </text:span><text:span text:style-name="T32"><text:line-break/></text:span><text:span text:style-name="T32">   cout &lt;&lt; </text:span><text:span text:style-name="T33">"const foo\n";</text:span></text:p>
            <text:p text:style-name="P9"><text:span text:style-name="T34"><text:s text:c="3"/></text:span><text:span text:style-name="T34">return xx;</text:span><text:span text:style-name="T28"> </text:span><text:span text:style-name="T28"><text:line-break/></text:span><text:span text:style-name="T28">} </text:span><text:span text:style-name="T28"><text:line-break/></text:span><text:span text:style-name="T32">BigInt</text:span><text:span text:style-name="T35">&amp;</text:span><text:span text:style-name="T32"> A::foo() </text:span><text:span text:style-name="T32"><text:line-break/></text:span><text:span text:style-name="T32">{ </text:span><text:span text:style-name="T32"><text:line-break/></text:span><text:span text:style-name="T32">   cout &lt;&lt; </text:span><text:span text:style-name="T33">"foo\n"</text:span><text:span text:style-name="T32">;</text:span></text:p>
            <text:p text:style-name="P9"><text:span text:style-name="T32"><text:s text:c="3"/></text:span><text:span text:style-name="T32">return xx; </text:span><text:span text:style-name="T32"><text:line-break/></text:span><text:span text:style-name="T32">} </text:span></text:p>
          </draw:text-box>
        </draw:frame>
        <draw:line draw:name="Line 4" draw:style-name="gr2" draw:text-style-name="P12" draw:layer="layout" svg:x1="12.823cm" svg:y1="3.598cm" svg:x2="12.911cm" svg:y2="17.846cm">
          <text:p/>
        </draw:line>
        <draw:custom-shape draw:name="Text Box 5" draw:style-name="gr3" draw:text-style-name="P12" draw:layer="layout" svg:width="11.72cm" svg:height="16.608cm" svg:x="13.123cm" svg:y="3.598cm">
          <text:p text:style-name="P13"><text:span text:style-name="T36">int</text:span><text:span text:style-name="T26"> main() </text:span><text:span text:style-name="T26"><text:line-break/></text:span><text:span text:style-name="T26">{ </text:span><text:span text:style-name="T26"><text:line-break/></text:span><text:span text:style-name="T26">   A a; </text:span><text:span text:style-name="T26"><text:line-break/></text:span><text:span text:style-name="T26">   </text:span><text:span text:style-name="T36">const</text:span><text:span text:style-name="T26"> A ca; </text:span></text:p>
          <text:p text:style-name="P13"><text:span text:style-name="T21"><text:s text:c="3"/></text:span><text:span text:style-name="T21">A a2 = ca; //OK</text:span><text:span text:style-name="T21"><text:line-break/></text:span><text:span text:style-name="T21">   a.foo () = 5; </text:span><text:span text:style-name="T21"><text:line-break/></text:span><text:span text:style-name="T21"> <text:s text:c="2"/></text:span><text:span text:style-name="T26">BigInt i=ca.foo()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><text:line-break/></text:span><text:span text:style-name="T26"/></text:p>
          <text:p text:style-name="P13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17" draw:layer="layout" svg:width="9.842cm" svg:height="4.612cm" svg:x="13.97cm" svg:y="13.794cm">
          <text:p text:style-name="P15"><text:span text:style-name="T37">// output</text:span></text:p>
          <text:p text:style-name="P16"><text:span text:style-name="T38">foo</text:span></text:p>
          <text:p text:style-name="P16"><text:span text:style-name="T38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>
        <draw:frame draw:name="Title 1" presentation:style-name="pr4" draw:text-style-name="P18" draw:layer="layout" svg:width="23.706cm" svg:height="1.776cm" svg:x="0.847cm" svg:y="0.763cm" presentation:class="title" presentation:user-transformed="true">
          <draw:text-box>
            <text:p text:style-name="P6"><text:span text:style-name="T39">How can we have </text:span><text:span text:style-name="T39">two "foo" </text:span><text:span text:style-name="T39">functions?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0">– </text:span><text:span text:style-name="T40">Overload resolution:</text:span></text:p>
            <text:p text:style-name="P11"><text:span text:style-name="T8">A::foo(A* </text:span><text:span text:style-name="T7">const this</text:span><text:span text:style-name="T8">) </text:span><text:span text:style-name="T8"><text:line-break/></text:span><text:span text:style-name="T8"/></text:p>
            <text:p text:style-name="P11"><text:span text:style-name="T9">A::foo(</text:span><text:span text:style-name="T41">const</text:span><text:span text:style-name="T9"> A* </text:span><text:span text:style-name="T7">const this</text:span><text:span text:style-name="T8">)</text:span></text:p>
            <text:p text:style-name="P11"><text:span text:style-name="T8"/></text:p>
            <text:p text:style-name="P11"><text:span text:style-name="T42">Why do we need two "foo" functions?</text:span></text:p>
            <text:p text:style-name="P11"><text:span text:style-name="T43">See folder 3.</text:span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const ref. to variable" draw:style-name="dp3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Return a const </text:span><text:span text:style-name="T4">ref. to variab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9" draw:layer="layout" svg:width="24.129cm" svg:height="15.662cm" svg:x="0.635cm" svg:y="2.752cm" presentation:class="outline" presentation:user-transformed="true">
          <draw:text-box>
            <text:p text:style-name="P9"><text:span text:style-name="T35">class</text:span><text:span text:style-name="T32"> Buffer { </text:span><text:span text:style-name="T32"><text:line-break/></text:span><text:span text:style-name="T32">   </text:span><text:span text:style-name="T35">size_t </text:span><text:span text:style-name="T32">_length; </text:span><text:span text:style-name="T32"><text:line-break/></text:span><text:span text:style-name="T32">   </text:span><text:span text:style-name="T35">int</text:span><text:span text:style-name="T32"> *_buf; </text:span></text:p>
            <text:p text:style-name="P9"><text:span text:style-name="T32"><text:line-break/></text:span><text:span text:style-name="T35">public</text:span><text:span text:style-name="T32">: </text:span><text:span text:style-name="T32"><text:line-break/></text:span><text:span text:style-name="T32">   Buffer (</text:span><text:span text:style-name="T35">size_t</text:span><text:span text:style-name="T32"> l): </text:span><text:span text:style-name="T32"><text:line-break/></text:span><text:span text:style-name="T32">   _length (l),</text:span></text:p>
            <text:p text:style-name="P9"><text:span text:style-name="T32"><text:s text:c="3"/></text:span><text:span text:style-name="T32">_buf (</text:span><text:span text:style-name="T35">new</text:span><text:span text:style-name="T32"> </text:span><text:span text:style-name="T35">int</text:span><text:span text:style-name="T32"> [l])  </text:span></text:p>
            <text:p text:style-name="P9"><text:span text:style-name="T32"><text:s text:c="8"/></text:span><text:span text:style-name="T32">{  } </text:span></text:p>
            <text:p text:style-name="P9"><text:span text:style-name="T32"><text:line-break/></text:span><text:span text:style-name="T32">   </text:span><text:span text:style-name="T35">const</text:span><text:span text:style-name="T32"> </text:span><text:span text:style-name="T35">int</text:span><text:span text:style-name="T32">&amp; get(</text:span><text:span text:style-name="T35">size_t</text:span><text:span text:style-name="T32"> i) </text:span><text:span text:style-name="T35">const</text:span><text:span text:style-name="T32"> { </text:span><text:span text:style-name="T32"><text:line-break/></text:span><text:span text:style-name="T32">      </text:span><text:span text:style-name="T35">return</text:span><text:span text:style-name="T32"> _buf[i]; </text:span><text:span text:style-name="T32"><text:line-break/></text:span><text:span text:style-name="T32">   } </text:span><text:span text:style-name="T32"><text:line-break/></text:span><text:span text:style-name="T32">}; </text:span></text:p>
          </draw:text-box>
        </draw:frame>
        <draw:custom-shape draw:name="Text Box 4" draw:style-name="gr3" draw:text-style-name="P12" draw:layer="layout" svg:width="14.287cm" svg:height="15.389cm" svg:x="12.171cm" svg:y="3.175cm">
          <text:p text:style-name="P13"><text:span text:style-name="T36">int</text:span><text:span text:style-name="T26"> main () </text:span><text:span text:style-name="T26"><text:line-break/></text:span><text:span text:style-name="T26">{ </text:span><text:span text:style-name="T26"><text:line-break/></text:span><text:span text:style-name="T26">   Buffer buf(</text:span><text:span text:style-name="T44">5</text:span><text:span text:style-name="T26">); </text:span><text:span text:style-name="T26"><text:line-break/></text:span><text:span text:style-name="T26">   buf.get(</text:span><text:span text:style-name="T44">0</text:span><text:span text:style-name="T26">) = </text:span><text:span text:style-name="T44">3</text:span><text:span text:style-name="T26">; </text:span><text:span text:style-name="T26"><text:line-break/></text:span><text:span text:style-name="T26"> <text:s text:c="9"/></text:span><text:span text:style-name="T25">// illegal </text:span><text:span text:style-name="T25"><text:line-break/></text:span><text:span text:style-name="T25"> <text:s text:c="2"/></text:span><text:span text:style-name="T26">std::cout &lt;&lt; </text:span></text:p>
          <text:p text:style-name="P13"><text:span text:style-name="T26"><text:s text:c="3"/></text:span><text:span text:style-name="T26">buf.get(</text:span><text:span text:style-name="T44">0</text:span><text:span text:style-name="T26">)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/></text:p>
          <text:p text:style-name="P13"><text:span text:style-name="T45"><text:line-break/></text:span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" draw:text-style-name="P12" draw:layer="layout" svg:x1="12.17cm" svg:y1="3.175cm" svg:x2="12.065cm" svg:y2="13.123cm">
          <text:p/>
        </draw:line>
        <draw:custom-shape draw:name="Line Callout 1 1" draw:style-name="gr5" draw:text-style-name="P21" draw:layer="layout" svg:width="4.55cm" svg:height="3.174cm" svg:x="16.256cm" svg:y="14.986cm">
          <text:p text:style-name="P20"><text:span text:style-name="T46">Why</text:span><text:span text:style-name="T46">?</text:span></text:p>
          <draw:enhanced-geometry draw:mirror-horizontal="false" draw:mirror-vertical="false" svg:viewBox="0 0 0 0" draw:text-areas="0 0 ?f4 ?f7" draw:type="ooxml-borderCallout1" draw:modifiers="18750 -8333 -15220 -24004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" draw:style-name="dp3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utabl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23" draw:layer="layout" svg:width="23.706cm" svg:height="8.89cm" svg:x="0.847cm" svg:y="2.54cm" presentation:class="outline" presentation:user-transformed="true">
          <draw:text-box>
            <text:list text:style-name="L6">
              <text:list-item>
                <text:p text:style-name="P22"><text:span text:style-name="T47">mutable </text:span><text:span text:style-name="T48">means that a variable can </text:span><text:span text:style-name="T48">be changed by a const function </text:span><text:span text:style-name="T48">(even if the object is const)</text:span></text:p>
              </text:list-item>
              <text:list-item>
                <text:p text:style-name="P22"><text:span text:style-name="T48">QUESTION: When would you use </text:span><text:span text:style-name="T48">thi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1" draw:style-name="dp3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utable: </text:span><text:span text:style-name="T4">example #1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31">class</text:span><text:span text:style-name="T30"> X</text:span></text:p>
            <text:p text:style-name="P11"><text:span text:style-name="T30">{ </text:span><text:span text:style-name="T30"><text:line-break/></text:span><text:span text:style-name="T31">public</text:span><text:span text:style-name="T30">:</text:span></text:p>
            <text:p text:style-name="P11"><text:span text:style-name="T30"><text:s text:c="2"/></text:span><text:span text:style-name="T30">...</text:span></text:p>
            <text:p text:style-name="P11"><text:span text:style-name="T30"><text:s text:c="2"/></text:span><text:span text:style-name="T30">X() : _fooAccessCount(0) {}</text:span></text:p>
            <text:p text:style-name="P11"><text:span text:style-name="T30"> </text:span></text:p>
            <text:p text:style-name="P11"><text:span text:style-name="T30">  </text:span><text:span text:style-name="T31">bool</text:span><text:span text:style-name="T30"> foo() </text:span><text:span text:style-name="T31">const</text:span><text:span text:style-name="T30"> </text:span><text:span text:style-name="T30"><text:line-break/></text:span><text:span text:style-name="T30">   { </text:span><text:span text:style-name="T30"><text:line-break/></text:span><text:span text:style-name="T30">      ++_fooAccessCount;</text:span></text:p>
            <text:p text:style-name="P11"><text:span text:style-name="T30"><text:s text:c="6"/></text:span><text:span text:style-name="T30">... </text:span><text:span text:style-name="T30"><text:line-break/></text:span><text:span text:style-name="T30">   } </text:span></text:p>
            <text:p text:style-name="P11"><text:span text:style-name="T30"><text:s text:c="3"/></text:span><text:span text:style-name="T31">unsigned int </text:span><text:span text:style-name="T30">fooAccessCount() { return _fooAccessCount; }</text:span><text:span text:style-name="T30"><text:line-break/></text:span><text:span text:style-name="T30"/></text:p>
            <text:p text:style-name="P11"><text:span text:style-name="T31">private</text:span><text:span text:style-name="T30">: </text:span><text:span text:style-name="T30"><text:line-break/></text:span><text:span text:style-name="T30">   </text:span><text:span text:style-name="T31">mutable unsigned int </text:span><text:span text:style-name="T30">_fooAccessCount; </text:span><text:span text:style-name="T30"><text:line-break/></text:span><text:span text:style-name="T30">}; </text:span><text:span text:style-name="T30"><text:line-break/></text:span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3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utable: </text:span><text:span text:style-name="T4">example #2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31">class</text:span><text:span text:style-name="T30"> Shape</text:span></text:p>
            <text:p text:style-name="P11"><text:span text:style-name="T30">{ </text:span><text:span text:style-name="T30"><text:line-break/></text:span><text:span text:style-name="T31">public</text:span><text:span text:style-name="T30">:</text:span></text:p>
            <text:p text:style-name="P11"><text:span text:style-name="T30"><text:s text:c="2"/></text:span><text:span text:style-name="T30">...</text:span></text:p>
            <text:p text:style-name="P11"><text:span text:style-name="T31"><text:s text:c="2"/></text:span><text:span text:style-name="T31">void </text:span><text:span text:style-name="T30">set...(...) { _areaNeedUpdate= </text:span><text:span text:style-name="T31">true</text:span><text:span text:style-name="T30">; ... }</text:span><text:span text:style-name="T31"> </text:span><text:span text:style-name="T30">  </text:span></text:p>
            <text:p text:style-name="P11"><text:span text:style-name="T31"><text:s text:c="2"/></text:span><text:span text:style-name="T31">double</text:span><text:span text:style-name="T30"> area() </text:span><text:span text:style-name="T31">const</text:span><text:span text:style-name="T30"> </text:span><text:span text:style-name="T30"><text:line-break/></text:span><text:span text:style-name="T30">   { </text:span><text:span text:style-name="T30"><text:line-break/></text:span><text:span text:style-name="T30">      if (_areaNeedUpdate) {</text:span></text:p>
            <text:p text:style-name="P11"><text:span text:style-name="T30"><text:s text:c="9"/></text:span><text:span text:style-name="T30">_area = ...</text:span></text:p>
            <text:p text:style-name="P11"><text:span text:style-name="T30"><text:s text:c="9"/></text:span><text:span text:style-name="T30">_areaNeedUpdate= </text:span><text:span text:style-name="T31">false</text:span><text:span text:style-name="T30">;</text:span></text:p>
            <text:p text:style-name="P11"><text:span text:style-name="T30"><text:s text:c="6"/></text:span><text:span text:style-name="T30">}</text:span></text:p>
            <text:p text:style-name="P11"><text:span text:style-name="T30"><text:s text:c="6"/></text:span><text:span text:style-name="T30">return _area; </text:span><text:span text:style-name="T30"><text:line-break/></text:span><text:span text:style-name="T30">   } </text:span></text:p>
            <text:p text:style-name="P11"><text:span text:style-name="T31">private</text:span><text:span text:style-name="T30">: </text:span><text:span text:style-name="T30"><text:line-break/></text:span><text:span text:style-name="T30">   </text:span><text:span text:style-name="T31">mutable bool </text:span><text:span text:style-name="T30">_areaNeedUpdate= </text:span><text:span text:style-name="T31">true</text:span><text:span text:style-name="T30">;</text:span></text:p>
            <text:p text:style-name="P11"><text:span text:style-name="T30"><text:s text:c="3"/></text:span><text:span text:style-name="T31">mutable double </text:span><text:span text:style-name="T30">_area;</text:span><text:span text:style-name="T30"><text:line-break/></text:span><text:span text:style-name="T30">}; </text:span><text:span text:style-name="T30"><text:line-break/></text:span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Arial4" svg:font-family="Arial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4" draw:display-name="msFillBitmap 14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11">11/6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</text:span><text:span text:style-name="MT4">סגנון כותרת של </text:span><text:span text:style-name="MT4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</text:span><text:span text:style-name="MT5">סגנון כותרת של </text:span><text:span text:style-name="MT5">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11">11/6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</text:span><text:span text:style-name="MT4">סגנון כותרת של </text:span><text:span text:style-name="MT4">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23</meta:editing-cycles>
    <meta:print-date>1999-11-04T13:06:28</meta:print-date>
    <meta:creation-date>1999-10-10T10:49:40</meta:creation-date>
    <dc:date>2019-06-11T13:42:45.122969676</dc:date>
    <meta:editing-duration>P27DT19H4M11S</meta:editing-duration>
    <meta:generator>LibreOffice/6.1.5.2$Linux_X86_64 LibreOffice_project/10$Build-2</meta:generator>
    <dc:creator>Erel Segal-Halevi</dc:creator>
    <meta:document-statistic meta:object-count="109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